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a26a" officeooo:paragraph-rsid="0000a26a"/>
    </style:style>
    <style:style style:name="P2" style:family="paragraph" style:parent-style-name="Standard">
      <style:text-properties officeooo:rsid="0001bd30" officeooo:paragraph-rsid="0001bd30"/>
    </style:style>
    <style:style style:name="T1" style:family="text">
      <style:text-properties officeooo:rsid="0001bd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amos <text:span text:style-name="T1">Pool y factory para la generacion de monedas cuando se elimina a un enemigo, y ademas Builder para cuando el jugador mata a un Slime, se generen duplicados de tamaño mas chico(Slime tambien usa Pool para el manejo de estos slimes mas pequeños).</text:span></text:p>
      <text:p text:style-name="P2">Usamos Strategy para hacer distintos tipos de movimientos para los enemigos, uno que persiga al jugador, y otro que haga que se escape de e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28T22:04:19.503000000</meta:creation-date>
    <dc:date>2022-04-29T00:12:29.013000000</dc:date>
    <meta:editing-duration>PT57M28S</meta:editing-duration>
    <meta:editing-cycles>1</meta:editing-cycles>
    <meta:document-statistic meta:table-count="0" meta:image-count="0" meta:object-count="0" meta:page-count="1" meta:paragraph-count="2" meta:word-count="69" meta:character-count="392" meta:non-whitespace-character-count="325"/>
    <meta:generator>LibreOffice/6.3.0.4$Windows_X86_64 LibreOffice_project/057fc023c990d676a43019934386b85b21a9ee99</meta:generator>
  </office:meta>
</office:document-meta>
</file>